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nux Libertine O" fo:font-size="14pt" officeooo:rsid="001d6f5e" officeooo:paragraph-rsid="001d6f5e" style:font-size-asian="14pt" style:font-size-complex="14pt"/>
    </style:style>
    <style:style style:name="P2" style:family="paragraph" style:parent-style-name="Standard">
      <style:text-properties style:font-name="Linux Libertine O" fo:font-size="14pt" style:text-underline-style="solid" style:text-underline-width="auto" style:text-underline-color="font-color" fo:font-weight="bold" officeooo:rsid="001d6f5e" officeooo:paragraph-rsid="001d6f5e"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ography – Deepak E. Gopinath</text:p>
      <text:p text:style-name="P1"/>
      <text:p text:style-name="P1">Deepak E. Gopinath is a third-year doctoral student in the Mechanical Engineering Department at Northwestern University and works with Dr. Brenna Argall in the Assistive and Rehabilitation Robotics Laboratory at the Shirley Ryan AbilityLab in Chicago. He completed his B.Tech in Engineering Physics from IIT Bombay in 2007, after which he moved to Boston, USA to pursue a Professional Diploma in Music at Berklee College of Music majoring in Composition and Jazz Performance. Prior to coming to Northwestern, he completed an M.S in Music Technology at Georgia Tech under Dr. Gil Weinberg where he worked in field of Robotic Musicianship. His current research interests are in developing mathematical formalisms for shared-control architectures for assistive robotic manipulators and information theoretic approaches to characterize human-robot inter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5:38:08.924059488</meta:creation-date>
    <dc:date>2017-12-01T05:44:02.855173350</dc:date>
    <meta:editing-duration>PT19S</meta:editing-duration>
    <meta:editing-cycles>2</meta:editing-cycles>
    <meta:generator>LibreOffice/4.2.8.2$Linux_X86_64 LibreOffice_project/420m0$Build-2</meta:generator>
    <meta:document-statistic meta:table-count="0" meta:image-count="0" meta:object-count="0" meta:page-count="1" meta:paragraph-count="2" meta:word-count="128" meta:character-count="886" meta:non-whitespace-character-count="759"/>
  </office:meta>
</office:document-meta>
</file>